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oto Serif" svg:font-family="'Noto Serif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adea" svg:font-family="Caladea" style:font-pitch="variable"/>
    <style:font-face style:name="Noto Sans1" svg:font-family="'Noto Sans'" style:font-pitch="variable"/>
    <style:font-face style:name="Noto Serif1" svg:font-family="'Noto Serif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style:font-name="Noto Mono"/>
    </style:style>
    <style:style style:name="P2" style:family="paragraph" style:parent-style-name="Text_20_body">
      <style:text-properties officeooo:paragraph-rsid="00121e48"/>
    </style:style>
    <style:style style:name="P3" style:family="paragraph" style:parent-style-name="Title">
      <style:text-properties style:font-name="Noto Serif1"/>
    </style:style>
    <style:style style:name="P4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a29d0" officeooo:paragraph-rsid="000df5ae" style:font-size-asian="14pt" style:font-size-complex="14pt"/>
    </style:style>
    <style:style style:name="P5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a29d0" officeooo:paragraph-rsid="000fc204" style:font-size-asian="14pt" style:font-size-complex="14pt"/>
    </style:style>
    <style:style style:name="P6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a29d0" officeooo:paragraph-rsid="0010c7cd" style:font-size-asian="14pt" style:font-size-complex="14pt"/>
    </style:style>
    <style:style style:name="P7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cf674" officeooo:paragraph-rsid="000cf674" style:font-size-asian="14pt" style:font-size-complex="14pt"/>
    </style:style>
    <style:style style:name="P8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paragraph-rsid="000a29d0" style:font-size-asian="14pt" style:font-size-complex="14pt"/>
    </style:style>
    <style:style style:name="P9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b5eaf" officeooo:paragraph-rsid="000b5eaf" style:font-size-asian="14pt" style:font-size-complex="14pt"/>
    </style:style>
    <style:style style:name="P10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b5eaf" officeooo:paragraph-rsid="0010c7cd" style:font-size-asian="14pt" style:font-size-complex="14pt"/>
    </style:style>
    <style:style style:name="P11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df5ae" officeooo:paragraph-rsid="000df5ae" style:font-size-asian="14pt" style:font-size-complex="14pt"/>
    </style:style>
    <style:style style:name="P12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6fa7b" officeooo:paragraph-rsid="000fc204" style:font-size-asian="14pt" style:font-size-complex="14pt"/>
    </style:style>
    <style:style style:name="P13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fc204" officeooo:paragraph-rsid="000fc204" style:font-size-asian="14pt" style:font-size-complex="14pt"/>
    </style:style>
    <style:style style:name="P14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paragraph-rsid="000fc204" style:font-size-asian="14pt" style:font-size-complex="14pt"/>
    </style:style>
    <style:style style:name="P15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paragraph-rsid="0010c7cd" style:font-size-asian="14pt" style:font-size-complex="14pt"/>
    </style:style>
    <style:style style:name="P16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10c7cd" officeooo:paragraph-rsid="0010c7cd" style:font-size-asian="14pt" style:font-size-complex="14pt"/>
    </style:style>
    <style:style style:name="P17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paragraph-rsid="00114bbb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0a29d0" officeooo:paragraph-rsid="000fc204"/>
    </style:style>
    <style:style style:name="P19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0a29d0" officeooo:paragraph-rsid="0013c138"/>
    </style:style>
    <style:style style:name="P20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0a29d0" officeooo:paragraph-rsid="001594db"/>
    </style:style>
    <style:style style:name="P21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06fa7b" officeooo:paragraph-rsid="0006fa7b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06fa7b" officeooo:paragraph-rsid="000fc204"/>
    </style:style>
    <style:style style:name="P23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06fa7b" officeooo:paragraph-rsid="000df5ae"/>
    </style:style>
    <style:style style:name="P24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06fa7b" officeooo:paragraph-rsid="0010c7cd"/>
    </style:style>
    <style:style style:name="P25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06fa7b" officeooo:paragraph-rsid="00114bbb"/>
    </style:style>
    <style:style style:name="P26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06fa7b" officeooo:paragraph-rsid="000a29d0"/>
    </style:style>
    <style:style style:name="P27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06fa7b" officeooo:paragraph-rsid="000cf674"/>
    </style:style>
    <style:style style:name="P28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06fa7b" officeooo:paragraph-rsid="0013c138"/>
    </style:style>
    <style:style style:name="P29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06fa7b" officeooo:paragraph-rsid="001594db"/>
    </style:style>
    <style:style style:name="P30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0df5ae" officeooo:paragraph-rsid="000df5ae"/>
    </style:style>
    <style:style style:name="P31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0df5ae" officeooo:paragraph-rsid="0013c138"/>
    </style:style>
    <style:style style:name="P32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0b5eaf" officeooo:paragraph-rsid="000b5eaf"/>
    </style:style>
    <style:style style:name="P33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0b5eaf" officeooo:paragraph-rsid="0013c138"/>
    </style:style>
    <style:style style:name="P34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10c7cd" officeooo:paragraph-rsid="0010c7cd"/>
    </style:style>
    <style:style style:name="P35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114bbb" officeooo:paragraph-rsid="0013c138"/>
    </style:style>
    <style:style style:name="P36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114bbb" officeooo:paragraph-rsid="001594db"/>
    </style:style>
    <style:style style:name="P37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0fc204" officeooo:paragraph-rsid="000fc204"/>
    </style:style>
    <style:style style:name="P38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0fc204" officeooo:paragraph-rsid="0013c138"/>
    </style:style>
    <style:style style:name="P39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11f13a" officeooo:paragraph-rsid="0011f13a"/>
    </style:style>
    <style:style style:name="P40" style:family="paragraph" style:parent-style-name="Text_20_body" style:list-style-name="L2">
      <style:paragraph-properties fo:margin-top="0cm" fo:margin-bottom="0cm" loext:contextual-spacing="false"/>
      <style:text-properties style:font-name="Noto Sans1" officeooo:rsid="0011f13a" officeooo:paragraph-rsid="0013c138"/>
    </style:style>
    <style:style style:name="P41" style:family="paragraph" style:parent-style-name="Text_20_body" style:list-style-name="L2">
      <style:paragraph-properties fo:margin-top="0cm" fo:margin-bottom="0cm" loext:contextual-spacing="false"/>
      <style:text-properties officeooo:rsid="0006fa7b" officeooo:paragraph-rsid="0013c138"/>
    </style:style>
    <style:style style:name="P42" style:family="paragraph" style:parent-style-name="Text_20_body" style:list-style-name="L2">
      <style:paragraph-properties fo:margin-top="0cm" fo:margin-bottom="0cm" loext:contextual-spacing="false"/>
      <style:text-properties officeooo:rsid="0006fa7b" officeooo:paragraph-rsid="001594db"/>
    </style:style>
    <style:style style:name="P43" style:family="paragraph" style:parent-style-name="Text_20_body">
      <style:paragraph-properties fo:margin-top="0cm" fo:margin-bottom="0cm" loext:contextual-spacing="false"/>
      <style:text-properties officeooo:paragraph-rsid="0010c7cd"/>
    </style:style>
    <style:style style:name="P44" style:family="paragraph" style:parent-style-name="Text_20_body" style:list-style-name="L2">
      <style:paragraph-properties fo:margin-top="0cm" fo:margin-bottom="0cm" loext:contextual-spacing="false"/>
      <style:text-properties officeooo:rsid="000fc204" officeooo:paragraph-rsid="001594db"/>
    </style:style>
    <style:style style:name="P45" style:family="paragraph" style:parent-style-name="Heading_20_2">
      <style:text-properties officeooo:rsid="0006fa7b" officeooo:paragraph-rsid="0006fa7b"/>
    </style:style>
    <style:style style:name="P46" style:family="paragraph" style:parent-style-name="Heading_20_2">
      <style:text-properties officeooo:rsid="0006fa7b" officeooo:paragraph-rsid="000fc204"/>
    </style:style>
    <style:style style:name="P47" style:family="paragraph" style:parent-style-name="Heading_20_2">
      <style:text-properties officeooo:rsid="0006fa7b" officeooo:paragraph-rsid="00114bbb"/>
    </style:style>
    <style:style style:name="P48" style:family="paragraph" style:parent-style-name="Heading_20_2">
      <style:text-properties officeooo:rsid="0006fa7b" officeooo:paragraph-rsid="0010c7cd"/>
    </style:style>
    <style:style style:name="P49" style:family="paragraph" style:parent-style-name="Heading_20_2">
      <style:text-properties officeooo:rsid="0006fa7b" officeooo:paragraph-rsid="0013c138"/>
    </style:style>
    <style:style style:name="P50" style:family="paragraph" style:parent-style-name="Heading_20_2">
      <style:text-properties officeooo:rsid="0006fa7b" officeooo:paragraph-rsid="001594db"/>
    </style:style>
    <style:style style:name="P51" style:family="paragraph" style:parent-style-name="Heading_20_2">
      <style:text-properties officeooo:rsid="000df5ae" officeooo:paragraph-rsid="000df5ae"/>
    </style:style>
    <style:style style:name="P52" style:family="paragraph" style:parent-style-name="Heading_20_2">
      <style:text-properties officeooo:rsid="000df5ae" officeooo:paragraph-rsid="0010c7cd"/>
    </style:style>
    <style:style style:name="P53" style:family="paragraph" style:parent-style-name="Heading_20_2">
      <style:text-properties officeooo:rsid="000df5ae" officeooo:paragraph-rsid="0013c138"/>
    </style:style>
    <style:style style:name="P54" style:family="paragraph" style:parent-style-name="Heading_20_2">
      <style:text-properties officeooo:rsid="000a29d0" officeooo:paragraph-rsid="000a29d0"/>
    </style:style>
    <style:style style:name="P55" style:family="paragraph" style:parent-style-name="Heading_20_2">
      <style:text-properties officeooo:rsid="000a29d0" officeooo:paragraph-rsid="001594db"/>
    </style:style>
    <style:style style:name="P56" style:family="paragraph" style:parent-style-name="Heading_20_2">
      <style:text-properties officeooo:rsid="0010c7cd" officeooo:paragraph-rsid="0010c7cd"/>
    </style:style>
    <style:style style:name="P57" style:family="paragraph" style:parent-style-name="Heading_20_2">
      <style:text-properties officeooo:rsid="0010c7cd" officeooo:paragraph-rsid="0013c138"/>
    </style:style>
    <style:style style:name="P58" style:family="paragraph" style:parent-style-name="Heading_20_2">
      <style:text-properties officeooo:rsid="0010c7cd" officeooo:paragraph-rsid="001594db"/>
    </style:style>
    <style:style style:name="P59" style:family="paragraph" style:parent-style-name="Heading_20_2">
      <style:text-properties officeooo:rsid="000b5eaf" officeooo:paragraph-rsid="000b5eaf"/>
    </style:style>
    <style:style style:name="P60" style:family="paragraph" style:parent-style-name="Heading_20_2">
      <style:text-properties officeooo:rsid="000cf674" officeooo:paragraph-rsid="000cf674"/>
    </style:style>
    <style:style style:name="P61" style:family="paragraph" style:parent-style-name="Heading_20_2" style:list-style-name="L1"/>
    <style:style style:name="P62" style:family="paragraph" style:parent-style-name="Heading_20_2" style:list-style-name="L1">
      <style:text-properties officeooo:paragraph-rsid="0013c138"/>
    </style:style>
    <style:style style:name="P63" style:family="paragraph" style:parent-style-name="Heading_20_2">
      <style:text-properties officeooo:paragraph-rsid="0013c138"/>
    </style:style>
    <style:style style:name="P64" style:family="paragraph" style:parent-style-name="Heading_20_2">
      <style:text-properties officeooo:paragraph-rsid="000df5ae"/>
    </style:style>
    <style:style style:name="P65" style:family="paragraph" style:parent-style-name="Heading_20_2">
      <style:text-properties officeooo:paragraph-rsid="0013c138"/>
    </style:style>
    <style:style style:name="P66" style:family="paragraph" style:parent-style-name="Heading_20_2">
      <style:text-properties style:font-name="Noto Serif" fo:font-size="16.1000003814697pt" fo:font-weight="bold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67" style:family="paragraph" style:parent-style-name="Heading_20_2">
      <style:text-properties officeooo:paragraph-rsid="001594db"/>
    </style:style>
    <style:style style:name="P68" style:family="paragraph" style:parent-style-name="Heading_20_2">
      <style:paragraph-properties fo:margin-top="0cm" fo:margin-bottom="0cm" loext:contextual-spacing="false"/>
      <style:text-properties style:font-name="Noto Sans1" officeooo:rsid="0006fa7b" officeooo:paragraph-rsid="00114bbb"/>
    </style:style>
    <style:style style:name="P69" style:family="paragraph" style:parent-style-name="Subtitle">
      <style:paragraph-properties fo:text-align="start" style:justify-single-word="false"/>
    </style:style>
    <style:style style:name="P70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a29d0" officeooo:paragraph-rsid="0013c138" style:font-size-asian="14pt" style:font-size-complex="14pt"/>
    </style:style>
    <style:style style:name="P71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paragraph-rsid="0013c138" style:font-size-asian="14pt" style:font-size-complex="14pt"/>
    </style:style>
    <style:style style:name="P72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10c7cd" officeooo:paragraph-rsid="0013c138" style:font-size-asian="14pt" style:font-size-complex="14pt"/>
    </style:style>
    <style:style style:name="P73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a29d0" officeooo:paragraph-rsid="0013c138" style:font-size-asian="14pt" style:font-size-complex="14pt"/>
    </style:style>
    <style:style style:name="P74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a29d0" officeooo:paragraph-rsid="0013c138" style:font-size-asian="14pt" style:font-size-complex="14pt"/>
    </style:style>
    <style:style style:name="P75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a29d0" officeooo:paragraph-rsid="0013c138" style:font-size-asian="14pt" style:font-size-complex="14pt"/>
    </style:style>
    <style:style style:name="P76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df5ae" officeooo:paragraph-rsid="0013c138" style:font-size-asian="14pt" style:font-size-complex="14pt"/>
    </style:style>
    <style:style style:name="P77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a29d0" officeooo:paragraph-rsid="0013c138" style:font-size-asian="14pt" style:font-size-complex="14pt"/>
    </style:style>
    <style:style style:name="P78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a29d0" officeooo:paragraph-rsid="0013c138" style:font-size-asian="14pt" style:font-size-complex="14pt"/>
    </style:style>
    <style:style style:name="P79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b5eaf" officeooo:paragraph-rsid="0013c138" style:font-size-asian="14pt" style:font-size-complex="14pt"/>
    </style:style>
    <style:style style:name="P80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df5ae" officeooo:paragraph-rsid="0013c138" style:font-size-asian="14pt" style:font-size-complex="14pt"/>
    </style:style>
    <style:style style:name="P81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b5eaf" officeooo:paragraph-rsid="0013c138" style:font-size-asian="14pt" style:font-size-complex="14pt"/>
    </style:style>
    <style:style style:name="P82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a29d0" officeooo:paragraph-rsid="0013c138" style:font-size-asian="14pt" style:font-size-complex="14pt"/>
    </style:style>
    <style:style style:name="P83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a29d0" officeooo:paragraph-rsid="0013c138" style:font-size-asian="14pt" style:font-size-complex="14pt"/>
    </style:style>
    <style:style style:name="P84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a29d0" officeooo:paragraph-rsid="0013c138" style:font-size-asian="14pt" style:font-size-complex="14pt"/>
    </style:style>
    <style:style style:name="P85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a29d0" officeooo:paragraph-rsid="0013c138" style:font-size-asian="14pt" style:font-size-complex="14pt"/>
    </style:style>
    <style:style style:name="P86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a29d0" officeooo:paragraph-rsid="0013c138" style:font-size-asian="14pt" style:font-size-complex="14pt"/>
    </style:style>
    <style:style style:name="P87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cf674" officeooo:paragraph-rsid="0013c138" style:font-size-asian="14pt" style:font-size-complex="14pt"/>
    </style:style>
    <style:style style:name="P88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114bbb" officeooo:paragraph-rsid="0013c138" style:font-size-asian="14pt" style:font-size-complex="14pt"/>
    </style:style>
    <style:style style:name="P89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cf674" officeooo:paragraph-rsid="0013c138" style:font-size-asian="14pt" style:font-size-complex="14pt"/>
    </style:style>
    <style:style style:name="P90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fc204" officeooo:paragraph-rsid="0013c138" style:font-size-asian="14pt" style:font-size-complex="14pt"/>
    </style:style>
    <style:style style:name="P91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b5eaf" officeooo:paragraph-rsid="0013c138" style:font-size-asian="14pt" style:font-size-complex="14pt"/>
    </style:style>
    <style:style style:name="P92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paragraph-rsid="0013c138" style:font-size-asian="14pt" style:font-size-complex="14pt"/>
    </style:style>
    <style:style style:name="P93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a29d0" officeooo:paragraph-rsid="0013c138" style:font-size-asian="14pt" style:font-size-complex="14pt"/>
    </style:style>
    <style:style style:name="P94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paragraph-rsid="0013c138" style:font-size-asian="14pt" style:font-size-complex="14pt"/>
    </style:style>
    <style:style style:name="P95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paragraph-rsid="0013c138" style:font-size-asian="14pt" style:font-size-complex="14pt"/>
    </style:style>
    <style:style style:name="P96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paragraph-rsid="0013c138" style:font-size-asian="14pt" style:font-size-complex="14pt"/>
    </style:style>
    <style:style style:name="P97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paragraph-rsid="0013c138" style:font-size-asian="14pt" style:font-size-complex="14pt"/>
    </style:style>
    <style:style style:name="P98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paragraph-rsid="0013c138" style:font-size-asian="14pt" style:font-size-complex="14pt"/>
    </style:style>
    <style:style style:name="P99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10c7cd" officeooo:paragraph-rsid="0013c138" style:font-size-asian="14pt" style:font-size-complex="14pt"/>
    </style:style>
    <style:style style:name="P100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10c7cd" officeooo:paragraph-rsid="0013c138" style:font-size-asian="14pt" style:font-size-complex="14pt"/>
    </style:style>
    <style:style style:name="P101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10c7cd" officeooo:paragraph-rsid="0013c138" style:font-size-asian="14pt" style:font-size-complex="14pt"/>
    </style:style>
    <style:style style:name="P102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10c7cd" officeooo:paragraph-rsid="0013c138" style:font-size-asian="14pt" style:font-size-complex="14pt"/>
    </style:style>
    <style:style style:name="P103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10c7cd" officeooo:paragraph-rsid="0013c138" style:font-size-asian="14pt" style:font-size-complex="14pt"/>
    </style:style>
    <style:style style:name="P104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10c7cd" officeooo:paragraph-rsid="0013c138" style:font-size-asian="14pt" style:font-size-complex="14pt"/>
    </style:style>
    <style:style style:name="P105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10c7cd" officeooo:paragraph-rsid="0013c138" style:font-size-asian="14pt" style:font-size-complex="14pt"/>
    </style:style>
    <style:style style:name="P106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b5eaf" officeooo:paragraph-rsid="0013c138" style:font-size-asian="14pt" style:font-size-complex="14pt"/>
    </style:style>
    <style:style style:name="P107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10c7cd" officeooo:paragraph-rsid="0013c138" style:font-size-asian="14pt" style:font-size-complex="14pt"/>
    </style:style>
    <style:style style:name="P108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10c7cd" officeooo:paragraph-rsid="0013c138" style:font-size-asian="14pt" style:font-size-complex="14pt"/>
    </style:style>
    <style:style style:name="P109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10c7cd" officeooo:paragraph-rsid="0013c138" style:font-size-asian="14pt" style:font-size-complex="14pt"/>
    </style:style>
    <style:style style:name="P110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10c7cd" officeooo:paragraph-rsid="0013c138" style:font-size-asian="14pt" style:font-size-complex="14pt"/>
    </style:style>
    <style:style style:name="P111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10c7cd" officeooo:paragraph-rsid="001594db" style:font-size-asian="14pt" style:font-size-complex="14pt"/>
    </style:style>
    <style:style style:name="P112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10c7cd" officeooo:paragraph-rsid="001594db" style:font-size-asian="14pt" style:font-size-complex="14pt"/>
    </style:style>
    <style:style style:name="P113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a29d0" officeooo:paragraph-rsid="001594db" style:font-size-asian="14pt" style:font-size-complex="14pt"/>
    </style:style>
    <style:style style:name="P114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cf674" officeooo:paragraph-rsid="001594db" style:font-size-asian="14pt" style:font-size-complex="14pt"/>
    </style:style>
    <style:style style:name="P115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10c7cd" officeooo:paragraph-rsid="001594db" style:font-size-asian="14pt" style:font-size-complex="14pt"/>
    </style:style>
    <style:style style:name="P116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10c7cd" officeooo:paragraph-rsid="001594db" style:font-size-asian="14pt" style:font-size-complex="14pt"/>
    </style:style>
    <style:style style:name="P117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b5eaf" officeooo:paragraph-rsid="001594db" style:font-size-asian="14pt" style:font-size-complex="14pt"/>
    </style:style>
    <style:style style:name="P118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114bbb" officeooo:paragraph-rsid="001594db" style:font-size-asian="14pt" style:font-size-complex="14pt"/>
    </style:style>
    <style:style style:name="P119" style:family="paragraph" style:parent-style-name="Preformatted_20_Text" style:master-page-name="">
      <loext:graphic-properties draw:fill="none"/>
      <style:paragraph-properties fo:margin-left="2cm" fo:margin-right="0cm" fo:margin-top="0cm" fo:margin-bottom="0cm" loext:contextual-spacing="false" fo:text-indent="0cm" style:auto-text-indent="false" style:page-number="auto" fo:background-color="transparent"/>
      <style:text-properties style:font-name="Noto Mono" fo:font-size="14pt" officeooo:rsid="000fc204" officeooo:paragraph-rsid="001594db" style:font-size-asian="14pt" style:font-size-complex="14pt"/>
    </style:style>
    <style:style style:name="P120" style:family="paragraph" style:parent-style-name="Heading_20_1" style:list-style-name="L1" style:master-page-name="">
      <loext:graphic-properties draw:fill="none"/>
      <style:paragraph-properties fo:margin-left="0.7cm" fo:margin-right="0cm" fo:margin-top="0.423cm" fo:margin-bottom="0.212cm" loext:contextual-spacing="false" fo:text-indent="-0.7cm" style:auto-text-indent="false" style:page-number="auto" fo:background-color="transparent" fo:keep-with-next="always"/>
      <style:text-properties officeooo:rsid="0013c138" officeooo:paragraph-rsid="0013c138"/>
    </style:style>
    <style:style style:name="P121" style:family="paragraph" style:parent-style-name="Heading_20_1" style:list-style-name="L1">
      <loext:graphic-properties draw:fill="none"/>
      <style:paragraph-properties fo:margin-left="0.7cm" fo:margin-right="0cm" fo:margin-top="0.423cm" fo:margin-bottom="0.212cm" loext:contextual-spacing="false" fo:text-indent="-0.7cm" style:auto-text-indent="false" fo:background-color="transparent"/>
      <style:text-properties officeooo:rsid="0006fa7b" officeooo:paragraph-rsid="0013c138"/>
    </style:style>
    <style:style style:name="T1" style:family="text">
      <style:text-properties officeooo:rsid="0006fa7b"/>
    </style:style>
    <style:style style:name="T2" style:family="text">
      <style:text-properties officeooo:rsid="000a29d0"/>
    </style:style>
    <style:style style:name="T3" style:family="text">
      <style:text-properties officeooo:rsid="000b5eaf"/>
    </style:style>
    <style:style style:name="T4" style:family="text">
      <style:text-properties officeooo:rsid="000cf674"/>
    </style:style>
    <style:style style:name="T5" style:family="text">
      <style:text-properties officeooo:rsid="000df5ae"/>
    </style:style>
    <style:style style:name="T6" style:family="text">
      <style:text-properties style:font-name="Noto Sans1"/>
    </style:style>
    <style:style style:name="T7" style:family="text">
      <style:text-properties style:font-name="Noto Sans1" officeooo:rsid="0006fa7b"/>
    </style:style>
    <style:style style:name="T8" style:family="text">
      <style:text-properties officeooo:rsid="000fc204"/>
    </style:style>
    <style:style style:name="T9" style:family="text">
      <style:text-properties officeooo:rsid="0010c7cd"/>
    </style:style>
    <style:style style:name="T10" style:family="text">
      <style:text-properties officeooo:rsid="0011f13a"/>
    </style:style>
    <style:style style:name="T11" style:family="text">
      <style:text-properties officeooo:rsid="00121e48"/>
    </style:style>
    <style:style style:name="T12" style:family="text">
      <style:text-properties officeooo:rsid="0013c138"/>
    </style:style>
    <style:style style:name="T13" style:family="text">
      <style:text-properties officeooo:rsid="00114bbb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droid Applications</text:p>
      <text:p text:style-name="P1">as of May 2017</text:p>
      <text:p text:style-name="Text_20_body">TODO: <text:span text:style-name="T10">Reorganize by category</text:span></text:p>
      <text:p text:style-name="Text_20_body"/>
      <text:list xml:id="list6884616390885165291" text:style-name="L1">
        <text:list-item>
          <text:h text:style-name="P120" text:outline-level="1">General</text:h>
        </text:list-item>
      </text:list>
      <text:h text:style-name="Heading_20_2" text:outline-level="2">Applock Lite</text:h>
      <text:p text:style-name="P70">IVYMOBILE</text:p>
      <text:list xml:id="list6667276685939785397" text:style-name="L2">
        <text:list-item text:start-value="1">
          <text:p text:style-name="P28">Does not need service running,</text:p>
        </text:list-item>
        <text:list-item>
          <text:p text:style-name="P28">Simple selection of apps to lock, needs to be done individually</text:p>
        </text:list-item>
      </text:list>
      <text:h text:style-name="P53" text:outline-level="2">Firefox Browser fast &amp; private</text:h>
      <text:p text:style-name="P76">Mozilla</text:p>
      <text:list xml:id="list144419583456238" text:continue-list="list6667276685939785397" text:style-name="L2">
        <text:list-item text:start-value="1">
          <text:p text:style-name="P31">Preferred browser</text:p>
        </text:list-item>
      </text:list>
      <text:h text:style-name="P53" text:outline-level="2">Google Chrome: Fast &amp; Secure</text:h>
      <text:p text:style-name="P70">B</text:p>
      <text:list xml:id="list144419811121748" text:continue-list="list144419583456238" text:style-name="L2">
        <text:list-item text:start-value="1">
          <text:p text:style-name="P28">N</text:p>
        </text:list-item>
      </text:list>
      <text:h text:style-name="P53" text:outline-level="2">Google Text-to-Speech</text:h>
      <text:p text:style-name="P70">B</text:p>
      <text:list xml:id="list144420273408365" text:continue-list="list144419811121748" text:style-name="L2">
        <text:list-item text:start-value="1">
          <text:p text:style-name="P28">N</text:p>
        </text:list-item>
      </text:list>
      <text:h text:style-name="P49" text:outline-level="2">Microsoft Apps</text:h>
      <text:p text:style-name="P71">P</text:p>
      <text:list xml:id="list144419654338079" text:continue-list="list144420273408365" text:style-name="L2">
        <text:list-item text:start-value="1">
          <text:p text:style-name="P28">Portal for apps offered by Microsoft Inc.</text:p>
        </text:list-item>
      </text:list>
      <text:h text:style-name="P49" text:outline-level="2">Photo Text <text:span text:style-name="T9">ASCII Art</text:span></text:h>
      <text:p text:style-name="P72">Red Onion</text:p>
      <text:list xml:id="list144419562590319" text:continue-list="list144419654338079" text:style-name="L2">
        <text:list-item text:start-value="1">
          <text:p text:style-name="P28">Convert image to ASCII text image</text:p>
        </text:list-item>
        <text:list-item>
          <text:p text:style-name="P41"><text:span text:style-name="T6">Re-Evaluate need</text:span></text:p>
        </text:list-item>
      </text:list>
      <text:h text:style-name="P50" text:outline-level="2">VLC <text:span text:style-name="T9">for Android</text:span></text:h>
      <text:p text:style-name="P111">Videolabs</text:p>
      <text:list xml:id="list144418503488738" text:continue-list="list144419562590319" text:style-name="L2">
        <text:list-item text:start-value="1">
          <text:p text:style-name="P42"><text:soft-page-break/><text:span text:style-name="T6">Media player</text:span></text:p>
        </text:list-item>
      </text:list>
      <text:list xml:id="list144418275365391" text:continue-list="list6884616390885165291" text:style-name="L1">
        <text:list-item>
          <text:h text:style-name="P121" text:outline-level="1"><text:span text:style-name="T12">Utilities</text:span></text:h>
        </text:list-item>
      </text:list>
      <text:h text:style-name="P65" text:outline-level="2" text:restart-numbering="true" text:start-value="-1"><text:span text:style-name="T1">Computer File Explorer</text:span></text:h>
      <text:p text:style-name="P70">Byte Mobile</text:p>
      <text:list xml:id="list144418662771922" text:continue-list="list144418503488738" text:style-name="L2">
        <text:list-item text:start-value="1">
          <text:p text:style-name="P28">No ‘UP’ navigation button in current version</text:p>
        </text:list-item>
      </text:list>
      <text:h text:style-name="P63" text:outline-level="2"><text:span text:style-name="T1">Easy Copy – The smart clipboard</text:span></text:h>
      <text:p text:style-name="P70">Camel Corporation</text:p>
      <text:list xml:id="list144419140892093" text:continue-list="list144418662771922" text:style-name="L2">
        <text:list-item text:start-value="1">
          <text:p text:style-name="P28">for global clipboard</text:p>
        </text:list-item>
        <text:list-item>
          <text:p text:style-name="P28">can edit items individually</text:p>
        </text:list-item>
      </text:list>
      <text:h text:style-name="P63" text:outline-level="2"><text:span text:style-name="T1">File Manager (File transfer)</text:span></text:h>
      <text:p text:style-name="P79">Cheetah Mobile</text:p>
      <text:list xml:id="list144418746014164" text:continue-list="list144419140892093" text:style-name="L2">
        <text:list-item text:start-value="1">
          <text:p text:style-name="P33">Same publisher as default ‘File Manager’ with more options</text:p>
        </text:list-item>
      </text:list>
      <text:h text:style-name="P49" text:outline-level="2">SHAREit – <text:span text:style-name="T9">Transfer &amp; Share</text:span></text:h>
      <text:p text:style-name="P72">SHAREit Technologies Co Ltd.</text:p>
      <text:list xml:id="list144419155070616" text:continue-list="list144418746014164" text:style-name="L2">
        <text:list-item text:start-value="1">
          <text:p text:style-name="P28">quick sharing of files between phones</text:p>
        </text:list-item>
        <text:list-item>
          <text:p text:style-name="P28">appears to be much faster than native bluetooth</text:p>
        </text:list-item>
        <text:list-item>
          <text:p text:style-name="P28">need to understand security settings fully</text:p>
        </text:list-item>
      </text:list>
      <text:h text:style-name="P49" text:outline-level="2">Sound Meter</text:h>
      <text:p text:style-name="P72">Abc Apps</text:p>
      <text:list xml:id="list144419453282032" text:continue-list="list144419155070616" text:style-name="L2">
        <text:list-item text:start-value="1">
          <text:p text:style-name="P28">Measures ambient noise levels</text:p>
        </text:list-item>
        <text:list-item>
          <text:p text:style-name="P28">basic functionality, but useful</text:p>
        </text:list-item>
      </text:list>
      <text:h text:style-name="P49" text:outline-level="2"><text:span text:style-name="T3">Torch – Tiny </text:span>Flashlight <text:span text:style-name="T3">(R)</text:span></text:h>
      <text:p text:style-name="P79">Nikolay Ananiev</text:p>
      <text:list xml:id="list144418521236854" text:continue-list="list144419453282032" text:style-name="L2">
        <text:list-item text:start-value="1">
          <text:p text:style-name="P28">C</text:p>
        </text:list-item>
      </text:list>
      <text:h text:style-name="P49" text:outline-level="2">Wifi Analyzer</text:h>
      <text:p text:style-name="P72">farproc</text:p>
      <text:list xml:id="list144419778616676" text:continue-list="list144418521236854" text:style-name="L2">
        <text:list-item text:start-value="1">
          <text:p text:style-name="P28">Shows signal strength of selected Access point</text:p>
        </text:list-item>
        <text:list-item>
          <text:p text:style-name="P28">useful to find sweet spots</text:p>
        </text:list-item>
        <text:list-item>
          <text:p text:style-name="P41"><text:span text:style-name="T6">“Try to extract th ping sound”</text:span></text:p>
        </text:list-item>
      </text:list>
      <text:h text:style-name="P50" text:outline-level="2"><text:soft-page-break/>M<text:span text:style-name="T8">etronome</text:span></text:h>
      <text:p text:style-name="P119">kewlsoft</text:p>
      <text:list xml:id="list144419142603693" text:continue-list="list144419778616676" text:style-name="L2">
        <text:list-item text:start-value="1">
          <text:p text:style-name="P44"><text:span text:style-name="T6">allows progressive change of BPS</text:span></text:p>
        </text:list-item>
      </text:list>
      <text:list xml:id="list144419536279089" text:continue-list="list144418275365391" text:style-name="L1">
        <text:list-item>
          <text:h text:style-name="P121" text:outline-level="1"><text:span text:style-name="T12">Office Productivity</text:span></text:h>
          <text:list>
            <text:list-item text:start-value="1">
              <text:h text:style-name="P61" text:outline-level="2" text:restart-numbering="true" text:start-value="-1">A<text:span text:style-name="T1">dobe Acrobat Reader</text:span></text:h>
            </text:list-item>
          </text:list>
        </text:list-item>
      </text:list>
      <text:p text:style-name="P70">Adobe</text:p>
      <text:list xml:id="list144418531624893" text:continue-list="list144419142603693" text:style-name="L2">
        <text:list-item>
          <text:p text:style-name="P19">For viewing PDF documents</text:p>
        </text:list-item>
        <text:list-item>
          <text:p text:style-name="P19">Compare with ‘Google PDF Viewer’ and choose</text:p>
        </text:list-item>
      </text:list>
      <text:h text:style-name="P66" text:outline-level="2">Gmail</text:h>
      <text:p text:style-name="P70">B</text:p>
      <text:list xml:id="list144419337359430" text:continue-list="list144418531624893" text:style-name="L2">
        <text:list-item text:start-value="1">
          <text:p text:style-name="P28">N</text:p>
        </text:list-item>
      </text:list>
      <text:h text:style-name="P53" text:outline-level="2">Google Drive</text:h>
      <text:p text:style-name="P70">B</text:p>
      <text:list xml:id="list144418367617614" text:continue-list="list144419337359430" text:style-name="L2">
        <text:list-item text:start-value="1">
          <text:p text:style-name="P28">N</text:p>
        </text:list-item>
      </text:list>
      <text:h text:style-name="P53" text:outline-level="2">Google Keep – notes and lists</text:h>
      <text:p text:style-name="P70">B</text:p>
      <text:list xml:id="list144419968114036" text:continue-list="list144418367617614" text:style-name="L2">
        <text:list-item text:start-value="1">
          <text:p text:style-name="P28">N</text:p>
        </text:list-item>
      </text:list>
      <text:h text:style-name="P49" text:outline-level="2"><text:span text:style-name="T8">Microsoft </text:span>Excel</text:h>
      <text:p text:style-name="P70">Microsoft Corporation</text:p>
      <text:list xml:id="list144419257554399" text:continue-list="list144419968114036" text:style-name="L2">
        <text:list-item text:start-value="1">
          <text:p text:style-name="P28">Office Suite component</text:p>
        </text:list-item>
      </text:list>
      <text:h text:style-name="P49" text:outline-level="2"><text:span text:style-name="T8">Microsoft </text:span>OneDrive</text:h>
      <text:p text:style-name="P71">P</text:p>
      <text:list xml:id="list144418946069076" text:continue-list="list144419257554399" text:style-name="L2">
        <text:list-item text:start-value="1">
          <text:p text:style-name="P28">Needs data connection to work</text:p>
        </text:list-item>
      </text:list>
      <text:h text:style-name="P49" text:outline-level="2"><text:span text:style-name="T8">Microsoft </text:span>Outlook</text:h>
      <text:p text:style-name="P71">P</text:p>
      <text:list xml:id="list144419984591166" text:continue-list="list144418946069076" text:style-name="L2">
        <text:list-item text:start-value="1">
          <text:p text:style-name="P28">Denied access to contacts, or will add all to address book</text:p>
        </text:list-item>
      </text:list>
      <text:h text:style-name="P49" text:outline-level="2"><text:span text:style-name="T8">Microsoft </text:span>Word</text:h>
      <text:p text:style-name="P71">P</text:p>
      <text:list xml:id="list144418876823859" text:continue-list="list144419984591166" text:style-name="L2">
        <text:list-item text:start-value="1">
          <text:p text:style-name="P28">C</text:p>
        </text:list-item>
      </text:list>
      <text:h text:style-name="P49" text:outline-level="2"><text:soft-page-break/>OneNote</text:h>
      <text:p text:style-name="P71">P</text:p>
      <text:list xml:id="list144419393400558" text:continue-list="list144418876823859" text:style-name="L2">
        <text:list-item text:start-value="1">
          <text:p text:style-name="P28">Needs data connection to work</text:p>
        </text:list-item>
      </text:list>
      <text:h text:style-name="P49" text:outline-level="2">Skype – <text:span text:style-name="T9">free IM &amp; video calls</text:span></text:h>
      <text:p text:style-name="P72">skype</text:p>
      <text:list xml:id="list144418307546708" text:continue-list="list144419393400558" text:style-name="L2">
        <text:list-item text:start-value="1">
          <text:p text:style-name="P41"><text:span text:style-name="T6">C</text:span></text:p>
        </text:list-item>
      </text:list>
      <text:list xml:id="list144418785044801" text:continue-list="list144419536279089" text:style-name="L1">
        <text:list-item>
          <text:h text:style-name="P121" text:outline-level="1"><text:span text:style-name="T12">Code Utils &amp; Docs</text:span></text:h>
        </text:list-item>
      </text:list>
      <text:h text:style-name="P67" text:outline-level="2" text:restart-numbering="true" text:start-value="-1"><text:span text:style-name="T1">QuickEdit Text Editor</text:span></text:h>
      <text:p text:style-name="P111">Rythm Software</text:p>
      <text:list xml:id="list144419986329111" text:continue-list="list144418307546708" text:style-name="L2">
        <text:list-item text:start-value="1">
          <text:p text:style-name="P29">Very versatile text editor</text:p>
        </text:list-item>
        <text:list-item>
          <text:p text:style-name="P29">backbone app for all text files</text:p>
        </text:list-item>
      </text:list>
      <text:h text:style-name="P67" text:outline-level="2"><text:span text:style-name="T1">i</text:span>A <text:span text:style-name="T1">Writer: Note, write, edit</text:span></text:h>
      <text:p text:style-name="P114">Information Architects GmbH</text:p>
      <text:list xml:id="list144419731098096" text:continue-list="list144419986329111" text:style-name="L2">
        <text:list-item text:start-value="1">
          <text:p text:style-name="P29">C</text:p>
        </text:list-item>
      </text:list>
      <text:h text:style-name="P67" text:outline-level="2" text:restart-numbering="true" text:start-value="-1">A<text:span text:style-name="T1">WD – PHP/HTML/CSS/JS IDE</text:span></text:h>
      <text:p text:style-name="P70">Akid Soft</text:p>
      <text:list xml:id="list144419495487637" text:continue-list="list144419731098096" text:style-name="L2">
        <text:list-item text:start-value="1">
          <text:p text:style-name="P28">No word wrap</text:p>
        </text:list-item>
      </text:list>
      <text:h text:style-name="P55" text:outline-level="2">Hacker’s Keyboard</text:h>
      <text:p text:style-name="P113">Klaus Weidner</text:p>
      <text:list xml:id="list144419413538121" text:continue-list="list144419495487637" text:style-name="L2">
        <text:list-item text:start-value="1">
          <text:p text:style-name="P20">Very fat-finger friendly</text:p>
        </text:list-item>
      </text:list>
      <text:h text:style-name="P50" text:outline-level="2">C<text:span text:style-name="T5">odeBoard keyboard for Coding</text:span></text:h>
      <text:p text:style-name="P76">Gazlaws</text:p>
      <text:list xml:id="list144418891986220" text:continue-list="list144419413538121" text:style-name="L2">
        <text:list-item text:start-value="1">
          <text:p text:style-name="P31">Convenient access to frequently used keys</text:p>
        </text:list-item>
        <text:list-item>
          <text:p text:style-name="P31">backtick (`) and tilde (~) missing</text:p>
        </text:list-item>
      </text:list>
      <text:h text:style-name="P58" text:outline-level="2">Regex Searcher</text:h>
      <text:p text:style-name="P111">Angelo Gabriel Austria</text:p>
      <text:list xml:id="list144419391455534" text:continue-list="list144418891986220" text:style-name="L2">
        <text:list-item text:start-value="1">
          <text:p text:style-name="P29">C</text:p>
        </text:list-item>
      </text:list>
      <text:h text:style-name="P58" text:outline-level="2">RegexPal</text:h>
      <text:p text:style-name="P111">Andrew Korshunov</text:p>
      <text:list xml:id="list144418935347011" text:continue-list="list144419391455534" text:style-name="L2">
        <text:list-item text:start-value="1">
          <text:p text:style-name="P29"><text:soft-page-break/>C</text:p>
        </text:list-item>
      </text:list>
      <text:h text:style-name="P63" text:outline-level="2"><text:span text:style-name="T1">Learn Perl Programming Easy</text:span></text:h>
      <text:p text:style-name="P87">Apps Aha</text:p>
      <text:list xml:id="list144420050628890" text:continue-list="list144418935347011" text:style-name="L2">
        <text:list-item text:start-value="1">
          <text:p text:style-name="P28">Re-Evaluate need for this</text:p>
        </text:list-item>
      </text:list>
      <text:h text:style-name="P49" text:outline-level="2">Python Tutorial and Compiler</text:h>
      <text:p text:style-name="P72">Make it Digital</text:p>
      <text:list xml:id="list144418474888358" text:continue-list="list144420050628890" text:style-name="L2">
        <text:list-item text:start-value="1">
          <text:p text:style-name="P28">Write python apps and run on mobile</text:p>
        </text:list-item>
        <text:list-item>
          <text:p text:style-name="P28">yet to be used</text:p>
        </text:list-item>
      </text:list>
      <text:h text:style-name="P67" text:outline-level="2"><text:span text:style-name="T13">JavaScript Tutorial Offline</text:span></text:h>
      <text:p text:style-name="P118">eShala</text:p>
      <text:list xml:id="list144419180680293" text:continue-list="list144418474888358" text:style-name="L2">
        <text:list-item text:start-value="1">
          <text:p text:style-name="P36">c</text:p>
        </text:list-item>
      </text:list>
      <text:h text:style-name="P50" text:outline-level="2">W3Schools <text:span text:style-name="T9">FullVersion(Offline)</text:span></text:h>
      <text:p text:style-name="P72">mmjstudio</text:p>
      <text:list xml:id="list144419090510939" text:continue-list="list144419180680293" text:style-name="L2">
        <text:list-item text:start-value="1">
          <text:p text:style-name="P28">Evaluate usefulness and decide if <text:s/>needed</text:p>
        </text:list-item>
      </text:list>
      <text:h text:style-name="P50" text:outline-level="2">ForkHub <text:span text:style-name="T3">for Github</text:span></text:h>
      <text:p text:style-name="P117">Jon Ander Penalba</text:p>
      <text:list xml:id="list144418427713718" text:continue-list="list144419090510939" text:style-name="L2">
        <text:list-item text:start-value="1">
          <text:p text:style-name="P29">Re-Evaluate need for this</text:p>
        </text:list-item>
        <text:list-item>
          <text:p text:style-name="P42"><text:span text:style-name="T6">can only view content, editing not possible now</text:span></text:p>
        </text:list-item>
      </text:list>
      <text:list xml:id="list144419030898748" text:continue-list="list144418785044801" text:style-name="L1">
        <text:list-item>
          <text:h text:style-name="P121" text:outline-level="1"><text:span text:style-name="T12">Maps &amp; Navigation</text:span></text:h>
          <text:list>
            <text:list-item text:start-value="1">
              <text:h text:style-name="P62" text:outline-level="2" text:restart-numbering="true" text:start-value="-1"><text:span text:style-name="T1">Maps – Navigation &amp; Transport</text:span></text:h>
            </text:list-item>
          </text:list>
        </text:list-item>
      </text:list>
      <text:p text:style-name="P90">Google Inc.</text:p>
      <text:list xml:id="list144419930645439" text:continue-list="list144418427713718" text:style-name="L2">
        <text:list-item text:start-value="1">
          <text:p text:style-name="P38">Default App</text:p>
        </text:list-item>
        <text:list-item>
          <text:p text:style-name="P38">Has offline maps, but need data for navigation </text:p>
        </text:list-item>
      </text:list>
      <text:h text:style-name="Heading_20_2" text:outline-level="2">HERE WeGo – <text:span text:style-name="T3">Offline Maps and GPS</text:span></text:h>
      <text:p text:style-name="P79">HERE Apps LLC</text:p>
      <text:list xml:id="list144419873190226" text:continue-list="list144419930645439" text:style-name="L2">
        <text:list-item text:start-value="1">
          <text:p text:style-name="P28">Offline maps and navigation</text:p>
        </text:list-item>
        <text:list-item>
          <text:p text:style-name="P40">Does not appear in list of installed apps</text:p>
        </text:list-item>
      </text:list>
      <text:list xml:id="list144419142839970" text:continue-list="list144419030898748" text:style-name="L1">
        <text:list-item>
          <text:h text:style-name="P121" text:outline-level="1"><text:soft-page-break/>Uncategorized</text:h>
        </text:list-item>
      </text:list>
      <text:p text:style-name="P69">Review and Delete these apps</text:p>
      <text:h text:style-name="P64" text:outline-level="2"><text:span text:style-name="T1">Cloud Print</text:span></text:h>
      <text:p text:style-name="P11">Google Inc.</text:p>
      <text:list xml:id="list144419060664376" text:continue-list="list144419873190226" text:style-name="L2">
        <text:list-item text:start-value="1">
          <text:p text:style-name="P30">a</text:p>
        </text:list-item>
      </text:list>
      <text:h text:style-name="P52" text:outline-level="2">Google</text:h>
      <text:p text:style-name="P6">B</text:p>
      <text:list xml:id="list144420383615510" text:continue-list="list144419060664376" text:style-name="L2">
        <text:list-item text:start-value="1">
          <text:p text:style-name="P34">Default App</text:p>
        </text:list-item>
      </text:list>
      <text:h text:style-name="P52" text:outline-level="2">Google Calendar</text:h>
      <text:p text:style-name="P4">B</text:p>
      <text:list xml:id="list144419313388179" text:continue-list="list144420383615510" text:style-name="L2">
        <text:list-item text:start-value="1">
          <text:p text:style-name="P23">N</text:p>
        </text:list-item>
      </text:list>
      <text:h text:style-name="P46" text:outline-level="2"><text:span text:style-name="T2">Google </text:span>Docs</text:h>
      <text:p text:style-name="P12">Google Inc.</text:p>
      <text:list xml:id="list144418756745789" text:continue-list="list144419313388179" text:style-name="L2">
        <text:list-item text:start-value="1">
          <text:p text:style-name="P18">To edit Google docs</text:p>
        </text:list-item>
      </text:list>
      <text:h text:style-name="P51" text:outline-level="2">Google News &amp; Weather</text:h>
      <text:p text:style-name="P4">B</text:p>
      <text:list xml:id="list144420079454262" text:continue-list="list144418756745789" text:style-name="L2">
        <text:list-item text:start-value="1">
          <text:p text:style-name="P23">N</text:p>
        </text:list-item>
      </text:list>
      <text:h text:style-name="P51" text:outline-level="2">Google Play Books</text:h>
      <text:p text:style-name="P4">B</text:p>
      <text:list xml:id="list144419683422602" text:continue-list="list144420079454262" text:style-name="L2">
        <text:list-item text:start-value="1">
          <text:p text:style-name="P23">N</text:p>
        </text:list-item>
      </text:list>
      <text:h text:style-name="P51" text:outline-level="2">Google Play Games</text:h>
      <text:p text:style-name="P4">B</text:p>
      <text:list xml:id="list144419362160706" text:continue-list="list144419683422602" text:style-name="L2">
        <text:list-item text:start-value="1">
          <text:p text:style-name="P23">N</text:p>
        </text:list-item>
      </text:list>
      <text:h text:style-name="P51" text:outline-level="2">Google Play Movies &amp; TV</text:h>
      <text:p text:style-name="P4">B</text:p>
      <text:list xml:id="list144419710582254" text:continue-list="list144419362160706" text:style-name="L2">
        <text:list-item text:start-value="1">
          <text:p text:style-name="P23">N</text:p>
        </text:list-item>
      </text:list>
      <text:h text:style-name="P51" text:outline-level="2">Google Play Music</text:h>
      <text:p text:style-name="P4">B</text:p>
      <text:list xml:id="list144419471676736" text:continue-list="list144419710582254" text:style-name="L2">
        <text:list-item text:start-value="1">
          <text:p text:style-name="P23">N</text:p>
        </text:list-item>
      </text:list>
      <text:h text:style-name="P51" text:outline-level="2"><text:soft-page-break/>Google Play Newsstand</text:h>
      <text:p text:style-name="P4">B</text:p>
      <text:list xml:id="list144419851549781" text:continue-list="list144419471676736" text:style-name="L2">
        <text:list-item text:start-value="1">
          <text:p text:style-name="P23">N</text:p>
        </text:list-item>
      </text:list>
      <text:h text:style-name="P51" text:outline-level="2">Google Street View</text:h>
      <text:p text:style-name="P4">B</text:p>
      <text:list xml:id="list144419025416255" text:continue-list="list144419851549781" text:style-name="L2">
        <text:list-item text:start-value="1">
          <text:p text:style-name="P23">N</text:p>
        </text:list-item>
      </text:list>
      <text:h text:style-name="P51" text:outline-level="2">Google TalkBack</text:h>
      <text:p text:style-name="P4">B</text:p>
      <text:list xml:id="list144420134131668" text:continue-list="list144419025416255" text:style-name="L2">
        <text:list-item text:start-value="1">
          <text:p text:style-name="P23">N</text:p>
        </text:list-item>
      </text:list>
      <text:h text:style-name="P51" text:outline-level="2">Google+</text:h>
      <text:p text:style-name="P4">B</text:p>
      <text:list xml:id="list144419701361331" text:continue-list="list144420134131668" text:style-name="L2">
        <text:list-item text:start-value="1">
          <text:p text:style-name="P23">N</text:p>
        </text:list-item>
      </text:list>
      <text:h text:style-name="P51" text:outline-level="2">Hangouts</text:h>
      <text:p text:style-name="P4">B</text:p>
      <text:list xml:id="list144418667073129" text:continue-list="list144419701361331" text:style-name="L2">
        <text:list-item text:start-value="1">
          <text:p text:style-name="P23">N</text:p>
        </text:list-item>
      </text:list>
      <text:h text:style-name="P45" text:outline-level="2">Light Meter</text:h>
      <text:p text:style-name="P7">Trajkovski Labs</text:p>
      <text:list xml:id="list144418902365657" text:continue-list="list144418667073129" text:style-name="L2">
        <text:list-item text:start-value="1">
          <text:p text:style-name="P21">Does not seem to be working</text:p>
        </text:list-item>
        <text:list-item>
          <text:p text:style-name="P21">investigate settings, and look at alternatives</text:p>
        </text:list-item>
      </text:list>
      <text:h text:style-name="P46" text:outline-level="2">M<text:span text:style-name="T8">etronome</text:span></text:h>
      <text:p text:style-name="P13">kewlsoft</text:p>
      <text:list xml:id="list144418740726020" text:continue-list="list144418902365657" text:style-name="L2">
        <text:list-item text:start-value="1">
          <text:p text:style-name="P37">allows progressive change of BPS</text:p>
        </text:list-item>
      </text:list>
      <text:h text:style-name="P46" text:outline-level="2">Metronomerous – <text:span text:style-name="T8">pro metronome</text:span></text:h>
      <text:p text:style-name="P13">Knoedelbart</text:p>
      <text:list xml:id="list144419588623016" text:continue-list="list144418740726020" text:style-name="L2">
        <text:list-item text:start-value="1">
          <text:p text:style-name="P21">Remove, was for looking only</text:p>
        </text:list-item>
      </text:list>
      <text:h text:style-name="P49" text:outline-level="2">Norton App Lock</text:h>
      <text:p text:style-name="P71">P</text:p>
      <text:list xml:id="list144419848223899" text:continue-list="list144419588623016" text:style-name="L2">
        <text:list-item text:start-value="1">
          <text:p text:style-name="P28">Remove, App Lock Lite is lighter</text:p>
        </text:list-item>
        <text:list-item>
          <text:p text:style-name="P28">Needs service to be always running</text:p>
        </text:list-item>
      </text:list>
      <text:h text:style-name="P45" text:outline-level="2"><text:soft-page-break/>smart Chord<text:span text:style-name="T9">s &amp; tools <text:s/>(guitar..</text:span></text:h>
      <text:p text:style-name="P16">s.smart Music Lab</text:p>
      <text:list xml:id="list144420361920375" text:continue-list="list144419848223899" text:style-name="L2">
        <text:list-item text:start-value="1">
          <text:p text:style-name="P21">Remove</text:p>
        </text:list-item>
      </text:list>
      <text:h text:style-name="P56" text:outline-level="2">YouTube</text:h>
      <text:p text:style-name="P16">Google Inc.</text:p>
      <text:list xml:id="list144418636146852" text:continue-list="list144420361920375" text:style-name="L2">
        <text:list-item text:start-value="1">
          <text:p text:style-name="P34">Remove</text:p>
        </text:list-item>
      </text:list>
      <text:h text:style-name="P47" text:outline-level="2">Mirror</text:h>
      <text:p text:style-name="P17">-- <text:span text:style-name="T10">unknown --</text:span></text:p>
      <text:list xml:id="list144419019989346" text:continue-list="list144418636146852" text:style-name="L2">
        <text:list-item text:start-value="1">
          <text:p text:style-name="P25">Remove, default installation</text:p>
        </text:list-item>
        <text:list-item>
          <text:p text:style-name="P39">Bundled app</text:p>
        </text:list-item>
      </text:list>
      <text:h text:style-name="P68" text:outline-level="2" text:is-list-header="true"/>
      <text:p text:style-name="P43"/>
      <text:p text:style-name="P2"/>
      <text:h text:style-name="Heading_20_1" text:outline-level="1">To <text:span text:style-name="T11">Evaluate</text:span>:</text:h>
      <text:h text:style-name="P54" text:outline-level="2">Google PDF Viewer</text:h>
      <text:p text:style-name="P8">P</text:p>
      <text:list xml:id="list144418971121683" text:continue-list="list144419019989346" text:style-name="L2">
        <text:list-item text:start-value="1">
          <text:p text:style-name="P26">C</text:p>
        </text:list-item>
      </text:list>
      <text:h text:style-name="P59" text:outline-level="2">Easy Copy</text:h>
      <text:p text:style-name="P9">Jqdmy</text:p>
      <text:list xml:id="list144420216813973" text:continue-list="list144418971121683" text:style-name="L2">
        <text:list-item text:start-value="1">
          <text:p text:style-name="P32">5.0</text:p>
        </text:list-item>
      </text:list>
      <text:h text:style-name="P60" text:outline-level="2">Perl Documentation-Learn Perl</text:h>
      <text:p text:style-name="P7">Thiyagaraaj M</text:p>
      <text:list xml:id="list144420271465235" text:continue-list="list144420216813973" text:style-name="L2">
        <text:list-item text:start-value="1">
          <text:p text:style-name="P27">C<text:span text:style-name="T4">heck if perl code can be run on smart phone</text:span></text:p>
        </text:list-item>
      </text:list>
      <text:h text:style-name="P60" text:outline-level="2">Lux Meter (Light Meter)</text:h>
      <text:p text:style-name="P7">My Mobile Tools Dev</text:p>
      <text:list xml:id="list144419179169320" text:continue-list="list144420271465235" text:style-name="L2">
        <text:list-item text:start-value="1">
          <text:p text:style-name="P27">C</text:p>
        </text:list-item>
      </text:list>
      <text:h text:style-name="P60" text:outline-level="2">Light Meter</text:h>
      <text:p text:style-name="P7">Kewlsoft</text:p>
      <text:list xml:id="list144419797162722" text:continue-list="list144419179169320" text:style-name="L2">
        <text:list-item text:start-value="1">
          <text:p text:style-name="P27">C</text:p>
        </text:list-item>
      </text:list>
      <text:h text:style-name="P60" text:outline-level="2"><text:soft-page-break/>Photo Friend exposure &amp; meter</text:h>
      <text:p text:style-name="P7">EPx</text:p>
      <text:list xml:id="list144418646718294" text:continue-list="list144419797162722" text:style-name="L2">
        <text:list-item text:start-value="1">
          <text:p text:style-name="P27">C</text:p>
        </text:list-item>
      </text:list>
      <text:h text:style-name="P60" text:outline-level="2">Light Meter</text:h>
      <text:p text:style-name="P7">Alexandros Antonopolous</text:p>
      <text:list xml:id="list144418467450341" text:continue-list="list144418646718294" text:style-name="L2">
        <text:list-item text:start-value="1">
          <text:p text:style-name="P27">C</text:p>
        </text:list-item>
      </text:list>
      <text:h text:style-name="P60" text:outline-level="2">Lux Light Meter</text:h>
      <text:p text:style-name="P7">Doggo Apps</text:p>
      <text:list xml:id="list144419115852996" text:continue-list="list144418467450341" text:style-name="L2">
        <text:list-item text:start-value="1">
          <text:p text:style-name="P27">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Noto Serif" svg:font-family="'Noto Serif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adea" svg:font-family="Caladea" style:font-pitch="variable"/>
    <style:font-face style:name="Noto Sans1" svg:font-family="'Noto Sans'" style:font-pitch="variable"/>
    <style:font-face style:name="Noto Serif1" svg:font-family="'Noto Serif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ans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Noto Sans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erif" fo:font-family="'Noto Serif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Noto Sans1" fo:font-family="'Noto Sans'" style:font-pitch="variable" officeooo:rsid="0006fa7b"/>
    </style:style>
    <style:style style:name="List" style:family="paragraph" style:parent-style-name="Text_20_body" style:class="list">
      <style:text-properties style:font-name="Noto Sans" fo:font-family="'Noto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adea" fo:font-family="Caladea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color="#808080" style:font-name="Caladea" fo:font-family="Caladea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left="0.6cm" fo:margin-right="0cm" fo:margin-top="0.423cm" fo:margin-bottom="0.212cm" loext:contextual-spacing="false" fo:text-indent="-0.6cm" style:auto-text-indent="false" fo:background-color="transparent" fo:keep-with-next="always"/>
      <style:text-properties style:font-name="Noto Serif1" fo:font-family="'Noto Serif'" style:font-pitch="variable" fo:font-size="130%" fo:font-weight="bold" officeooo:rsid="0006fa7b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1:50:44.759153759</meta:creation-date>
    <dc:date>2017-04-29T14:44:18.159774900</dc:date>
    <meta:editing-duration>PT34M4S</meta:editing-duration>
    <meta:editing-cycles>9</meta:editing-cycles>
    <meta:generator>LibreOffice/5.2.2.2$Linux_X86_64 LibreOffice_project/20m0$Build-2</meta:generator>
    <meta:document-statistic meta:table-count="0" meta:image-count="0" meta:object-count="0" meta:page-count="9" meta:paragraph-count="233" meta:word-count="808" meta:character-count="4256" meta:non-whitespace-character-count="3754"/>
  </office:meta>
</office:document-meta>
</file>